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Text_20_body">
      <style:paragraph-properties fo:background-color="#eeeeee">
        <style:background-image/>
      </style:paragraph-properties>
      <style:text-properties fo:language="en" fo:country="US"/>
    </style:style>
    <style:style style:name="P115" style:family="paragraph" style:parent-style-name="First_20_line_20_indent">
      <style:paragraph-properties fo:background-color="#eeeeee">
        <style:background-image/>
      </style:paragraph-properties>
      <style:text-properties fo:language="ru" fo:country="RU"/>
    </style:style>
    <style:style style:name="P11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7" style:family="paragraph" style:parent-style-name="Text_20_body">
      <style:paragraph-properties fo:margin-left="0cm" fo:margin-right="0cm" fo:text-align="justify"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35510157722547628"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5274403881138614866"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63">Природа Проклятий</text:span>» - обмен</text:p>
        </text:list-item>
        <text:list-item>
          <text:p text:style-name="P154"><text:span text:style-name="T63">«Магия для Чайников»</text:span> - обмен</text:p>
        </text:list-item>
        <text:list-item>
          <text:p text:style-name="P154"><text:span text:style-name="T63">«Энциклопедия Арканум»</text:span> - обмен</text:p>
        </text:list-item>
        <text:list-item>
          <text:p text:style-name="P154">«О Гейсах» - обмен</text:p>
        </text:list-item>
        <text:list-item>
          <text:p text:style-name="P154">«<text:span text:style-name="T63">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6199708742008579769"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text:span text:style-name="T63">По другим данным, Селестии около 2500 лет (Обмен).</text:span></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text:soft-page-break/>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709796932252650547"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7"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6"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9">– </text:span>Ты?!</text:p>
      <text:p text:style-name="P104"><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9">– М</text:span>ожет тогда, ты скажешь, что в нём пошло не так и почему к вам попал я, а не сверхаликорн?</text:p>
      <text:p text:style-name="P104"><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8"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Вместе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161">Electric Light Orchestra – Sorrow about to fall</text:p>
      <text:p text:style-name="P51">Столовую ощутимо тряхнуло. Грибной суп выплеснулся из супницы на стол.</text:p>
      <text:p text:style-name="P51">– Третий день уже волокут. Могли бы и научиться наконец-то. – проворчала Дэш с набитым ртом.</text:p>
      <text:p text:style-name="P51">За окном назойливым шмелём маячила «Конкордия». Трёхмильный канат соединял её с <text:span text:style-name="T9">&lt;&gt; </text:span>— так нарекла Луна летающий замок Кантерлота. </text:p>
      <text:p text:style-name="P51"/>
      <text:p text:style-name="P51">&lt;<text:span text:style-name="T22">Луна говорит, что Селестия уверяла её, что решила проблему нестабильности дворца много лет назад (дворец нестабилен, т. к. под ним находится большое количество подземелий — шахты от </text:span><text:soft-page-break/><text:span text:style-name="T22">выработки самоцветов). Оказывается, Селестия превратила скальный массив под дворцом в гигантскую парящую платформу. Башня Луны потому осталась на земле, что она была пристроена позже, по возвращении Луны с Луны.</text:span></text:p>
      <text:p text:style-name="P51"><text:span text:style-name="T22">Решено лететь к замку Сестёр на дворце Селестии, буксируя его «Конкордией». Таким образом Луна надеется избежать атак пландерсидов.</text:span></text:p>
      <text:p text:style-name="P51">&gt;</text:p>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32"/>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8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text:p>
      <text:p text:style-name="P82"/>
      <text:p text:style-name="P82"/>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3"/>
      <text:p text:style-name="P32"/>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text:soft-page-break/></text:p>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51"/>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1"><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2"/>
      <text:p text:style-name="P41"><text:soft-page-break/>&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0"/>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9" text:outline-level="2">Сон Рэрити</text:h>
      <text:p text:style-name="P75"/>
      <text:p text:style-name="P76"><text:soft-page-break/>***</text:p>
      <text:p text:style-name="P84">&lt;<text:span text:style-name="T22">На Терре Селестия, будучи в компьютере, случайно пробуждает в Нексусе активный интеллект.</text:span>&gt;</text:p>
      <text:p text:style-name="P75"/>
      <text:h text:style-name="P149" text:outline-level="2">Рейд пони-рэйнджеров</text:h>
      <text:p text:style-name="P75"/>
      <text:p text:style-name="P87">(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9" text:outline-level="2"/>
      <text:h text:style-name="P149"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h text:style-name="P149" text:outline-level="2">Поиск решения</text:h>
      <text:p text:style-name="P111"/>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9" text:outline-level="2"><text:soft-page-break/>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text:soft-page-break/>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text:soft-page-break/>“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oft-page-break/><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9"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9"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text:soft-page-break/>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text:soft-page-break/>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text:soft-page-break/>–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9"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text:soft-page-break/>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9" text:outline-level="2">След?</text:h>
      <text:p text:style-name="P111"/>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text:soft-page-break/>–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text:soft-page-break/>– Да-да, я мигом! – <text:span text:style-name="T1">д</text:span>евушка схватила листок бумаги и помчалась к ноутбуку.</text:p>
      <text:p text:style-name="P75"/>
      <text:h text:style-name="P149"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9">– </text:span>Вы можете связываться со мной раз в месяц по коридору.</text:p>
      <text:p text:style-name="P9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7812524178222036821"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21548675" text:continue-numbering="true" text:style-name="L5">
        <text:list-header>
          <text:p text:style-name="P162">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521636" text:continue-numbering="true" text:style-name="L5">
        <text:list-header>
          <text:p text:style-name="P162">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538793"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3"/>
      <text:h text:style-name="P150" text:outline-level="2"><text:soft-page-break/>Почти.</text:h>
      <text:p text:style-name="P112"/>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0" text:outline-level="2">Дискорд</text:h>
      <text:p text:style-name="P111"/>
      <text:p text:style-name="P112">Девушки поспешно собирались, пока я растолковывал им задачу.</text:p>
      <text:p text:style-name="P11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9">– </text:span>Это тот твой приятель, который разбился с полгода назад? – спросила Эпплджек.</text:p>
      <text:p text:style-name="P112"><text:span text:style-name="T9">– </text:span>Да, это он.</text:p>
      <text:p text:style-name="P112"><text:span text:style-name="T9">– </text:span>А как мы попадём в его квартиру? Там сейчас кто-то живёт? – Флаттершай прыгала на одной ноге, натягивая кед.</text:p>
      <text:p text:style-name="P11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9">– </text:span>Макс, что случилось? У нас проблемы?</text:p>
      <text:p text:style-name="P11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9">– </text:span>Нет нужды. Лучше станьте-ка сзади меня так, чтобы заслонить от этих бабулек и от вооон той камеры наблюдения.</text:p>
      <text:list xml:id="list3250327315832689621"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5"><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oft-page-break/><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9">– </text:span>А почему ты вообще решил искать нас тут? – спросила Эпплджек. – Приехал бы домой. Мы б тебя чаем напоили.</text:p>
      <text:p text:style-name="P115"><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5"><text:span text:style-name="T9">– </text:span>С кем это вы тут разговариваете?</text:p>
      <text:list xml:id="list7060539414194045023"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9" text:outline-level="2">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text:soft-page-break/>&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49"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4">&lt;<text:span text:style-name="T58">Queen - Flash</text:span>&gt;</text:p>
      <text:p text:style-name="P95">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Ключевое слово - <text:span text:style-name="T30">непротиворечивому</text:span></text:p>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text:soft-page-break/>…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5">–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5">Я покачал головой.</text:p>
      <text:p text:style-name="P9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5">- Поверь, Макс, всё не так, как ты думаешь! Если бы у меня был шанс переиграть всё по новому! Клянусь, всё было бы совсем по другому!</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03"><text:soft-page-break/>Мне очень хочется, чтобы мы смогли встретиться в другое время, при других обстоятельствах. Быть может, у нас всё было бы по иному.</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6763781555679638061" text:style-name="L8">
        <text:list-header>
          <text:p text:style-name="P164">(<text:span text:style-name="T29">Луна — как повелительница снов, слышала разговор Макса с Анакорном</text:span>)</text:p>
          <text:p text:style-name="P165"/>
        </text:list-header>
      </text:list>
      <text:p text:style-name="P125">***</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4">-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9" text:outline-level="2">Земля</text:h>
      <text:p text:style-name="P96">&lt;<text:span text:style-name="T58">Daft Punk – Get Lucky</text:span>&gt;</text:p>
      <text:p text:style-name="P96"/>
      <text:p text:style-name="P9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text:soft-page-break/></text:p>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9T01:35:05.87</dc:date>
    <meta:editing-duration>P104DT5H54M29S</meta:editing-duration>
    <meta:editing-cycles>6380</meta:editing-cycles>
    <meta:generator>OpenOffice/4.1.1$Win32 OpenOffice.org_project/411m6$Build-9775</meta:generator>
    <dc:creator>макс </dc:creator>
    <meta:document-statistic meta:table-count="0" meta:image-count="0" meta:object-count="0" meta:page-count="189" meta:paragraph-count="3948" meta:word-count="89440" meta:character-count="570182"/>
  </office:meta>
</office:document-meta>
</file>